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 style:list-style-name="L1">
      <style:paragraph-properties fo:line-height="150%"/>
    </style:style>
    <style:style style:name="P3" style:family="paragraph" style:parent-style-name="Text_20_body" style:list-style-name="L2">
      <style:paragraph-properties fo:line-height="150%"/>
    </style:style>
    <style:style style:name="P4" style:family="paragraph" style:parent-style-name="Heading_20_2">
      <style:text-properties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name-complex="Arial" style:font-style-complex="normal"/>
    </style:style>
    <style:style style:name="T3" style:family="text">
      <style:text-properties style:use-window-font-color="true" style:font-name="Arial" fo:font-weight="bold" style:font-weight-asian="bold" style:font-weight-complex="bold"/>
    </style:style>
    <style:style style:name="T4" style:family="text">
      <style:text-properties style:use-window-font-color="true" style:font-name="Arial" fo:font-weight="normal" style:font-weight-asian="normal" style:font-weight-complex="normal"/>
    </style:style>
    <style:style style:name="T5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Arial" fo:font-style="normal" style:font-style-asian="normal" style:font-style-complex="normal"/>
    </style:style>
    <style:style style:name="T8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3.1.3 Use Case 3: </text:span><text:span text:style-name="T2">Tjekke loggen.</text:span></text:h>
      <text:p text:style-name="P1"><text:span text:style-name="Standardskrifttype_20_i_20_afsnit"><text:span text:style-name="T3">Scope: </text:span></text:span><text:span text:style-name="Standardskrifttype_20_i_20_afsnit"><text:span text:style-name="T4">Styresystem</text:span></text:span></text:p>
      <text:p text:style-name="P1"><text:span text:style-name="Standardskrifttype_20_i_20_afsnit"><text:span text:style-name="T5">Niveau: </text:span></text:span><text:span text:style-name="Standardskrifttype_20_i_20_afsnit"><text:span text:style-name="T6">Bruger</text:span></text:span></text:p>
      <text:p text:style-name="P1"><text:span text:style-name="Standardskrifttype_20_i_20_afsnit"><text:span text:style-name="T5">Frekvens: </text:span></text:span><text:span text:style-name="Standardskrifttype_20_i_20_afsnit"><text:span text:style-name="T6">Brugerbestemt </text:span></text:span></text:p>
      <text:p text:style-name="P1"><text:span text:style-name="Standardskrifttype_20_i_20_afsnit"><text:span text:style-name="T5">Primær Aktør: </text:span></text:span><text:span text:style-name="Standardskrifttype_20_i_20_afsnit"><text:span text:style-name="T6">Bruger</text:span></text:span></text:p>
      <text:p text:style-name="P1"><text:span text:style-name="Standardskrifttype_20_i_20_afsnit"><text:span text:style-name="T5">Sekundære aktører: </text:span></text:span><text:span text:style-name="Standardskrifttype_20_i_20_afsnit"><text:span text:style-name="T6">Robot.</text:span></text:span></text:p>
      <text:p text:style-name="P1"><text:span text:style-name="Standardskrifttype_20_i_20_afsnit"><text:span text:style-name="T5">Stakeholders og interessenter: </text:span></text:span></text:p>
      <text:p text:style-name="P1"><text:span text:style-name="Standardskrifttype_20_i_20_afsnit"><text:span text:style-name="T8">RoboGO: de har interesse i, at en proces logges, så der senere kan ses på, hvad der er lavet.</text:span></text:span></text:p>
      <text:p text:style-name="P1"><text:span text:style-name="Standardskrifttype_20_i_20_afsnit"><text:span text:style-name="T5">Preconditions: </text:span></text:span></text:p>
      <text:p text:style-name="P1"><text:span text:style-name="Standardskrifttype_20_i_20_afsnit"><text:span text:style-name="T6">Styresystemet er startet, programmet har været oppe og køre i et stykke tid, samt at der har været fortaget nogle events siden opstart af styresystemet. </text:span></text:span></text:p>
      <text:p text:style-name="P1"><text:span text:style-name="Standardskrifttype_20_i_20_afsnit"><text:span text:style-name="T5">Postconditions: </text:span></text:span></text:p>
      <text:p text:style-name="P1"><text:span text:style-name="Standardskrifttype_20_i_20_afsnit"><text:span text:style-name="T6">Der laves en log, som logger en liste af events, der er forekommet. </text:span></text:span></text:p>
      <text:p text:style-name="P1"><text:span text:style-name="Standardskrifttype_20_i_20_afsnit"><text:span text:style-name="T3">Main success scenarie:</text:span></text:span></text:p>
      <text:list xml:id="list37507867" text:style-name="L1">
        <text:list-item>
          <text:p text:style-name="P2"><text:span text:style-name="Standardskrifttype_20_i_20_afsnit"><text:span text:style-name="T7">Brugeren kører SIR programmet.</text:span></text:span></text:p>
        </text:list-item>
        <text:list-item>
          <text:p text:style-name="P2"><text:span text:style-name="Standardskrifttype_20_i_20_afsnit"><text:span text:style-name="T7">Brugeren interagerer med styresystemet og starter robotten. </text:span></text:span></text:p>
        </text:list-item>
        <text:list-item>
          <text:p text:style-name="P2"><text:span text:style-name="Standardskrifttype_20_i_20_afsnit"><text:span text:style-name="T7">Robotten udfører dens funktionaliteter.</text:span></text:span></text:p>
        </text:list-item>
        <text:list-item>
          <text:p text:style-name="P2"><text:span text:style-name="Standardskrifttype_20_i_20_afsnit"><text:span text:style-name="T7">Brugeren tjekker loggen.</text:span></text:span></text:p>
        </text:list-item>
      </text:list>
      <text:p text:style-name="P1"><text:span text:style-name="Standardskrifttype_20_i_20_afsnit"><text:span text:style-name="T5">Extensions:</text:span></text:span></text:p>
      <text:list xml:id="list37509428" text:style-name="L2">
        <text:list-item>
          <text:list>
            <text:list-item>
              <text:p text:style-name="P3"><text:span text:style-name="Standardskrifttype_20_i_20_afsnit"><text:span text:style-name="T6">Robotten kunne ikke startes.</text:span></text:span></text:p>
              <text:p text:style-name="P3"><text:span text:style-name="Standardskrifttype_20_i_20_afsnit"><text:span text:style-name="T6">1. Der tjekkes, om kablerne er forbundet korrekt i systemet.<text:line-break/>2. Der tjekkes, om der er skrevet et korrekt program til robotten.<text:line-break/>3. Start robotten. Der er ingen klodser placeret.</text:span></text:span></text:p>
            </text:list-item>
          </text:list>
        </text:list-item>
      </text:list>
      <text:p text:style-name="P1"><text:span text:style-name="Standardskrifttype_20_i_20_afsnit"><text:span text:style-name="T9">Ikke-funktionelle krav: </text:span></text:span></text:p>
      <text:p text:style-name="P1"><text:span text:style-name="Standardskrifttype_20_i_20_afsnit"><text:span text:style-name="T10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38:44.74</meta:creation-date>
    <dc:date>2012-04-27T17:45:41.10</dc:date>
    <meta:editing-duration>PT8S</meta:editing-duration>
    <meta:editing-cycles>2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22" meta:word-count="144" meta:character-count="760" meta:non-whitespace-character-count="816"/>
  </office:meta>
</office:document-meta>
</file>